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6983428801061351817"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6490197099538355165"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8545371912646898554"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8591330544814783349"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987004438360598409"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4197412853000582560"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3338356691910135287"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5829805583179890728"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1418555" text:continue-list="list3338356691910135287"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671793104129875951"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414835"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424062"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1414791"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1398944"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428074"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1075171382820071444"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1869458508783216933"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770865864129066366"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401786"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28013401084743543"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488151891993696078"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15854115313875214" text:style-name="L15">
        <text:list-item>
          <text:list>
            <text:list-header>
              <text:p text:style-name="P186">1.5 miles averaging about 9:40/mile and rest 1 min</text:p>
            </text:list-header>
          </text:list>
        </text:list-item>
      </text:list>
      <text:p text:style-name="P25">1 mile in 8:26 and rest 2 min</text:p>
      <text:list xml:id="list1723114491136629968"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150857547015269669"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427772"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5789870483039145693"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43930632827346139"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6651365893285075949"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1397537" text:continue-list="list743930632827346139" text:style-name="L19">
        <text:list-item>
          <text:list>
            <text:list-header>
              <text:p text:style-name="P190">(Pace*HR)=1240</text:p>
            </text:list-header>
          </text:list>
        </text:list-item>
      </text:list>
      <text:list xml:id="list41401380" text:continue-list="list5789870483039145693" text:style-name="L18">
        <text:list-item>
          <text:list>
            <text:list-header>
              <text:p text:style-name="P189">2 miles at 10:46/mile Ave HR= 121 bpm and rest a few minutes</text:p>
            </text:list-header>
          </text:list>
        </text:list-item>
      </text:list>
      <text:list xml:id="list41399995" text:continue-list="list41397537"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420545"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344772743626877722"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60855248026389929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09293318456315529"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6162072492412813482"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426233193985108253"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439017578514596774"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414992"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422850"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380986567934258669"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038434826043793323"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825393019776423346"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125815453948614393"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749318463841176356"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764956582417808108" text:style-name="L32">
        <text:list-item>
          <text:list>
            <text:list-header>
              <text:p text:style-name="P200">0.25 miles in 2:54</text:p>
              <text:p text:style-name="P200">1 mile in 9:21 going faster as I ran and ending at around 8:30 pace</text:p>
            </text:list-header>
          </text:list>
        </text:list-item>
      </text:list>
      <text:list xml:id="list2533711594099753123"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61433235010827441"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202625072331702105"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768551271339493622"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8934272850526977430"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559940342439969110"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218039746175538366"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
      <text:p text:style-name="P25"/>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text:soft-page-break/>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30201624304782259"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9T21:15:27.95</dc:date>
    <dc:creator>James Lombardi</dc:creator>
    <meta:editing-duration>P34DT12H6M7S</meta:editing-duration>
    <meta:editing-cycles>2404</meta:editing-cycles>
    <meta:generator>OpenOffice/4.1.2$Win32 OpenOffice.org_project/412m3$Build-9782</meta:generator>
    <meta:document-statistic meta:table-count="0" meta:image-count="9" meta:object-count="0" meta:page-count="237" meta:paragraph-count="6968" meta:word-count="74696" meta:character-count="382210"/>
  </office:meta>
</office:document-meta>
</file>